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6501e"/>
    </style:style>
    <style:style style:name="P2" style:family="paragraph" style:parent-style-name="Standard">
      <style:text-properties officeooo:rsid="0006501e" officeooo:paragraph-rsid="0006501e"/>
    </style:style>
    <style:style style:name="P3" style:family="paragraph" style:parent-style-name="Standard">
      <style:text-properties officeooo:rsid="0006501e" officeooo:paragraph-rsid="000758ff"/>
    </style:style>
    <style:style style:name="P4" style:family="paragraph" style:parent-style-name="Standard">
      <style:text-properties fo:color="#2a6099" loext:opacity="100%" officeooo:rsid="00080318" officeooo:paragraph-rsid="00080318"/>
    </style:style>
    <style:style style:name="P5" style:family="paragraph" style:parent-style-name="Standard">
      <style:text-properties fo:color="#2a6099" loext:opacity="100%" officeooo:rsid="0006501e" officeooo:paragraph-rsid="000758ff"/>
    </style:style>
    <style:style style:name="P6" style:family="paragraph" style:parent-style-name="Standard">
      <style:text-properties fo:color="#2a6099" loext:opacity="100%" officeooo:rsid="0006501e" officeooo:paragraph-rsid="0006501e"/>
    </style:style>
    <style:style style:name="P7" style:family="paragraph" style:parent-style-name="Standard">
      <style:text-properties fo:color="#2a6099" loext:opacity="100%" officeooo:rsid="0006501e" officeooo:paragraph-rsid="0006501e"/>
    </style:style>
    <style:style style:name="P8" style:family="paragraph" style:parent-style-name="Standard">
      <style:text-properties fo:color="#2a6099" loext:opacity="100%" officeooo:rsid="000824e3" officeooo:paragraph-rsid="000824e3"/>
    </style:style>
    <style:style style:name="P9" style:family="paragraph" style:parent-style-name="Standard">
      <style:text-properties fo:color="#2a6099" loext:opacity="100%" officeooo:rsid="0006501e" officeooo:paragraph-rsid="0006501e" fo:background-color="transparent"/>
    </style:style>
    <style:style style:name="P10" style:family="paragraph" style:parent-style-name="Standard">
      <style:text-properties fo:color="#2a6099" loext:opacity="100%" officeooo:rsid="0013ed3c" officeooo:paragraph-rsid="0013ed3c"/>
    </style:style>
    <style:style style:name="P11" style:family="paragraph" style:parent-style-name="Standard">
      <style:text-properties fo:color="#2a6099" loext:opacity="100%" officeooo:rsid="00147190" officeooo:paragraph-rsid="00147190"/>
    </style:style>
    <style:style style:name="P12" style:family="paragraph" style:parent-style-name="Standard">
      <style:text-properties fo:color="#2a6099" loext:opacity="100%" officeooo:rsid="001e0e94" officeooo:paragraph-rsid="001e0e94"/>
    </style:style>
    <style:style style:name="P13" style:family="paragraph" style:parent-style-name="Standard">
      <style:text-properties fo:color="#2a6099" loext:opacity="100%" officeooo:rsid="001e333a" officeooo:paragraph-rsid="001e333a"/>
    </style:style>
    <style:style style:name="P14" style:family="paragraph" style:parent-style-name="Standard">
      <style:paragraph-properties fo:break-before="column"/>
      <style:text-properties fo:color="#2a6099" loext:opacity="100%" officeooo:rsid="001e333a" officeooo:paragraph-rsid="001e333a"/>
    </style:style>
    <style:style style:name="P15" style:family="paragraph" style:parent-style-name="Standard">
      <style:text-properties fo:color="#000000" loext:opacity="100%" officeooo:rsid="000824e3" officeooo:paragraph-rsid="000824e3"/>
    </style:style>
    <style:style style:name="P16" style:family="paragraph" style:parent-style-name="Standard">
      <style:text-properties fo:color="#000000" loext:opacity="100%" officeooo:rsid="0006501e" officeooo:paragraph-rsid="0006501e" fo:background-color="transparent"/>
    </style:style>
    <style:style style:name="P17" style:family="paragraph" style:parent-style-name="Standard">
      <style:text-properties fo:color="#000000" loext:opacity="100%" officeooo:rsid="0013ed3c" officeooo:paragraph-rsid="0013ed3c"/>
    </style:style>
    <style:style style:name="P18" style:family="paragraph" style:parent-style-name="Standard">
      <style:text-properties fo:color="#000000" loext:opacity="100%" officeooo:rsid="00147190" officeooo:paragraph-rsid="00147190"/>
    </style:style>
    <style:style style:name="P19" style:family="paragraph" style:parent-style-name="Standard">
      <style:text-properties fo:color="#000000" loext:opacity="100%" officeooo:rsid="001e0e94" officeooo:paragraph-rsid="001e0e94"/>
    </style:style>
    <style:style style:name="P20" style:family="paragraph" style:parent-style-name="Standard">
      <style:text-properties officeooo:rsid="0006501e" officeooo:paragraph-rsid="0006501e"/>
    </style:style>
    <style:style style:name="P21" style:family="paragraph" style:parent-style-name="Standard">
      <style:text-properties officeooo:rsid="0006501e" officeooo:paragraph-rsid="00111c65"/>
    </style:style>
    <style:style style:name="T1" style:family="text">
      <style:text-properties fo:color="#2a6099" loext:opacity="100%"/>
    </style:style>
    <style:style style:name="T2" style:family="text">
      <style:text-properties officeooo:rsid="0012483c"/>
    </style:style>
    <style:style style:name="T3" style:family="text">
      <style:text-properties officeooo:rsid="001471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1.Scalar Variables</text:p>
      <text:p text:style-name="P6">a)</text:p>
      <text:p text:style-name="P1">&gt;&gt; a=10</text:p>
      <text:p text:style-name="Standard">a =</text:p>
      <text:p text:style-name="Standard"/>
      <text:p text:style-name="Standard"><text:s text:c="4"/>10</text:p>
      <text:p text:style-name="Standard"/>
      <text:p text:style-name="P2"><text:span text:style-name="T1">b)</text:span><text:line-break/>&gt;&gt; b=2.5*power(10,23)</text:p>
      <text:p text:style-name="P2">b =</text:p>
      <text:p text:style-name="P2"/>
      <text:p text:style-name="P2"><text:s text:c="3"/>2.5000e+23</text:p>
      <text:p text:style-name="P2"/>
      <text:p text:style-name="P5">c)</text:p>
      <text:p text:style-name="P3">&gt;&gt; c=2+3i</text:p>
      <text:p text:style-name="P3">c =</text:p>
      <text:p text:style-name="P3"/>
      <text:p text:style-name="P3"><text:s text:c="3"/>2.0000 + 3.0000i</text:p>
      <text:p text:style-name="P3"/>
      <text:p text:style-name="P9">d)</text:p>
      <text:p text:style-name="P16">&gt;&gt; d=exp(j*2*pi/3)</text:p>
      <text:p text:style-name="P16"/>
      <text:p text:style-name="P16">d =</text:p>
      <text:p text:style-name="P16"/>
      <text:p text:style-name="P16"><text:s text:c="2"/>-0.5000 + 0.8660i</text:p>
      <text:p text:style-name="P2"/>
      <text:p text:style-name="P2"/>
      <text:p text:style-name="P4">2.<text:span text:style-name="T2">Vector variables</text:span></text:p>
      <text:p text:style-name="P8">a)</text:p>
      <text:p text:style-name="P15">&gt;&gt; a=[3.14,15,9,26]</text:p>
      <text:p text:style-name="P15"/>
      <text:p text:style-name="P15">a =</text:p>
      <text:p text:style-name="P15"/>
      <text:p text:style-name="P15"><text:s text:c="4"/>3.1400 <text:s text:c="2"/>15.0000 <text:s text:c="3"/>9.0000 <text:s text:c="2"/>26.0000</text:p>
      <text:p text:style-name="P8">b)</text:p>
      <text:p text:style-name="P15">&gt;&gt; b=[2.71;8;28;182]</text:p>
      <text:p text:style-name="P15"/>
      <text:p text:style-name="P15">b =</text:p>
      <text:p text:style-name="P15"/>
      <text:p text:style-name="P15"><text:s text:c="4"/>2.7100</text:p>
      <text:p text:style-name="P15"><text:s text:c="4"/>8.0000</text:p>
      <text:p text:style-name="P15"><text:s text:c="3"/>28.0000</text:p>
      <text:p text:style-name="P15"><text:s text:c="2"/>182.0000</text:p>
      <text:p text:style-name="P8">c)</text:p>
      <text:p text:style-name="P15">&gt;&gt; c=[5;-0.2;-5]</text:p>
      <text:p text:style-name="P15"/>
      <text:p text:style-name="P15">c =</text:p>
      <text:p text:style-name="P15"/>
      <text:p text:style-name="P15"><text:s text:c="4"/>5.0000</text:p>
      <text:p text:style-name="P15"><text:s text:c="3"/>-0.2000</text:p>
      <text:p text:style-name="P15"><text:s text:c="3"/>-5.0000</text:p>
      <text:p text:style-name="P8"/>
      <text:p text:style-name="P8"><text:soft-page-break/>d)</text:p>
      <text:p text:style-name="P21">&gt;&gt; d=logspace(0,1)</text:p>
      <text:p text:style-name="P21"/>
      <text:p text:style-name="P21">d =</text:p>
      <text:p text:style-name="P21"/>
      <text:p text:style-name="P21"><text:s text:c="2"/>Columns 1 through 8</text:p>
      <text:p text:style-name="P21"/>
      <text:p text:style-name="P21"><text:s text:c="4"/>1.0000 <text:s text:c="3"/>1.0481 <text:s text:c="3"/>1.0985 <text:s text:c="3"/>1.1514 <text:s text:c="3"/>1.2068 <text:s text:c="3"/>1.2649 <text:s text:c="3"/>1.3257 <text:s text:c="3"/>1.3895</text:p>
      <text:p text:style-name="P21"/>
      <text:p text:style-name="P21"><text:s text:c="2"/>Columns 9 through 16</text:p>
      <text:p text:style-name="P21"/>
      <text:p text:style-name="P21"><text:s text:c="4"/>1.4563 <text:s text:c="3"/>1.5264 <text:s text:c="3"/>1.5999 <text:s text:c="3"/>1.6768 <text:s text:c="3"/>1.7575 <text:s text:c="3"/>1.8421 <text:s text:c="3"/>1.9307 <text:s text:c="3"/>2.0236</text:p>
      <text:p text:style-name="P21"/>
      <text:p text:style-name="P21"><text:s text:c="2"/>Columns 17 through 24</text:p>
      <text:p text:style-name="P21"/>
      <text:p text:style-name="P21"><text:s text:c="4"/>2.1210 <text:s text:c="3"/>2.2230 <text:s text:c="3"/>2.3300 <text:s text:c="3"/>2.4421 <text:s text:c="3"/>2.5595 <text:s text:c="3"/>2.6827 <text:s text:c="3"/>2.8118 <text:s text:c="3"/>2.9471</text:p>
      <text:p text:style-name="P21"/>
      <text:p text:style-name="P21"><text:s text:c="2"/>Columns 25 through 32</text:p>
      <text:p text:style-name="P21"/>
      <text:p text:style-name="P21"><text:s text:c="4"/>3.0888 <text:s text:c="3"/>3.2375 <text:s text:c="3"/>3.3932 <text:s text:c="3"/>3.5565 <text:s text:c="3"/>3.7276 <text:s text:c="3"/>3.9069 <text:s text:c="3"/>4.0949 <text:s text:c="3"/>4.2919</text:p>
      <text:p text:style-name="P21"/>
      <text:p text:style-name="P21"><text:s text:c="2"/>Columns 33 through 40</text:p>
      <text:p text:style-name="P21"/>
      <text:p text:style-name="P21"><text:s text:c="4"/>4.4984 <text:s text:c="3"/>4.7149 <text:s text:c="3"/>4.9417 <text:s text:c="3"/>5.1795 <text:s text:c="3"/>5.4287 <text:s text:c="3"/>5.6899 <text:s text:c="3"/>5.9636 <text:s text:c="3"/>6.2506</text:p>
      <text:p text:style-name="P21"/>
      <text:p text:style-name="P21"><text:s text:c="2"/>Columns 41 through 48</text:p>
      <text:p text:style-name="P21"/>
      <text:p text:style-name="P21"><text:s text:c="4"/>6.5513 <text:s text:c="3"/>6.8665 <text:s text:c="3"/>7.1969 <text:s text:c="3"/>7.5431 <text:s text:c="3"/>7.9060 <text:s text:c="3"/>8.2864 <text:s text:c="3"/>8.6851 <text:s text:c="3"/>9.1030</text:p>
      <text:p text:style-name="P21"/>
      <text:p text:style-name="P21"><text:s text:c="2"/>Columns 49 through 50</text:p>
      <text:p text:style-name="P21"/>
      <text:p text:style-name="P21"><text:s text:c="4"/>9.5410 <text:s text:c="2"/>10.0000</text:p>
      <text:p text:style-name="P8">e)</text:p>
      <text:p text:style-name="P15">&gt;&gt; e="Hello (eVec is a string which is a vector of characters)"</text:p>
      <text:p text:style-name="P15"/>
      <text:p text:style-name="P15">e = </text:p>
      <text:p text:style-name="P15"/>
      <text:p text:style-name="P15"><text:s text:c="4"/>"Hello (eVec is a string which is a vector of characters)"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3.Matrix variables<text:line-break/><text:span text:style-name="T3">a)</text:span></text:p>
      <text:p text:style-name="P17">&gt;&gt; aMat=2+zeros(9,9)</text:p>
      <text:p text:style-name="P17"/>
      <text:p text:style-name="P17">aMat =</text:p>
      <text:p text:style-name="P17"/>
      <text:p text:style-name="P17"><text:s text:c="5"/>2 <text:s text:c="4"/>2 <text:s text:c="4"/>2 <text:s text:c="4"/>2 <text:s text:c="4"/>2 <text:s text:c="4"/>2 <text:s text:c="4"/>2 <text:s text:c="4"/>2 <text:s text:c="4"/>2</text:p>
      <text:p text:style-name="P17"><text:s text:c="5"/>2 <text:s text:c="4"/>2 <text:s text:c="4"/>2 <text:s text:c="4"/>2 <text:s text:c="4"/>2 <text:s text:c="4"/>2 <text:s text:c="4"/>2 <text:s text:c="4"/>2 <text:s text:c="4"/>2</text:p>
      <text:p text:style-name="P17"><text:s text:c="5"/>2 <text:s text:c="4"/>2 <text:s text:c="4"/>2 <text:s text:c="4"/>2 <text:s text:c="4"/>2 <text:s text:c="4"/>2 <text:s text:c="4"/>2 <text:s text:c="4"/>2 <text:s text:c="4"/>2</text:p>
      <text:p text:style-name="P17"><text:s text:c="5"/>2 <text:s text:c="4"/>2 <text:s text:c="4"/>2 <text:s text:c="4"/>2 <text:s text:c="4"/>2 <text:s text:c="4"/>2 <text:s text:c="4"/>2 <text:s text:c="4"/>2 <text:s text:c="4"/>2</text:p>
      <text:p text:style-name="P17"><text:s text:c="5"/>2 <text:s text:c="4"/>2 <text:s text:c="4"/>2 <text:s text:c="4"/>2 <text:s text:c="4"/>2 <text:s text:c="4"/>2 <text:s text:c="4"/>2 <text:s text:c="4"/>2 <text:s text:c="4"/>2</text:p>
      <text:p text:style-name="P17"><text:s text:c="5"/>2 <text:s text:c="4"/>2 <text:s text:c="4"/>2 <text:s text:c="4"/>2 <text:s text:c="4"/>2 <text:s text:c="4"/>2 <text:s text:c="4"/>2 <text:s text:c="4"/>2 <text:s text:c="4"/>2</text:p>
      <text:p text:style-name="P17"><text:s text:c="5"/>2 <text:s text:c="4"/>2 <text:s text:c="4"/>2 <text:s text:c="4"/>2 <text:s text:c="4"/>2 <text:s text:c="4"/>2 <text:s text:c="4"/>2 <text:s text:c="4"/>2 <text:s text:c="4"/>2</text:p>
      <text:p text:style-name="P17"><text:s text:c="5"/>2 <text:s text:c="4"/>2 <text:s text:c="4"/>2 <text:s text:c="4"/>2 <text:s text:c="4"/>2 <text:s text:c="4"/>2 <text:s text:c="4"/>2 <text:s text:c="4"/>2 <text:s text:c="4"/>2</text:p>
      <text:p text:style-name="P17"><text:s text:c="5"/>2 <text:s text:c="4"/>2 <text:s text:c="4"/>2 <text:s text:c="4"/>2 <text:s text:c="4"/>2 <text:s text:c="4"/>2 <text:s text:c="4"/>2 <text:s text:c="4"/>2 <text:s text:c="4"/>2</text:p>
      <text:p text:style-name="P17"/>
      <text:p text:style-name="P11">b)</text:p>
      <text:p text:style-name="P18">&gt;&gt; bMat=[1 2 3 4 5 4 3 2 1]</text:p>
      <text:p text:style-name="P18"/>
      <text:p text:style-name="P18">bMat =</text:p>
      <text:p text:style-name="P18"/>
      <text:p text:style-name="P18"><text:s text:c="5"/>1 <text:s text:c="4"/>2 <text:s text:c="4"/>3 <text:s text:c="4"/>4 <text:s text:c="4"/>5 <text:s text:c="4"/>4 <text:s text:c="4"/>3 <text:s text:c="4"/>2 <text:s text:c="4"/>1</text:p>
      <text:p text:style-name="P18"/>
      <text:p text:style-name="P18">&gt;&gt; diag(bMat)</text:p>
      <text:p text:style-name="P18"/>
      <text:p text:style-name="P18">ans =</text:p>
      <text:p text:style-name="P18"/>
      <text:p text:style-name="P18"><text:s text:c="5"/>1 <text:s text:c="4"/>0 <text:s text:c="4"/>0 <text:s text:c="4"/>0 <text:s text:c="4"/>0 <text:s text:c="4"/>0 <text:s text:c="4"/>0 <text:s text:c="4"/>0 <text:s text:c="4"/>0</text:p>
      <text:p text:style-name="P18"><text:s text:c="5"/>0 <text:s text:c="4"/>2 <text:s text:c="4"/>0 <text:s text:c="4"/>0 <text:s text:c="4"/>0 <text:s text:c="4"/>0 <text:s text:c="4"/>0 <text:s text:c="4"/>0 <text:s text:c="4"/>0</text:p>
      <text:p text:style-name="P18"><text:s text:c="5"/>0 <text:s text:c="4"/>0 <text:s text:c="4"/>3 <text:s text:c="4"/>0 <text:s text:c="4"/>0 <text:s text:c="4"/>0 <text:s text:c="4"/>0 <text:s text:c="4"/>0 <text:s text:c="4"/>0</text:p>
      <text:p text:style-name="P18"><text:s text:c="5"/>0 <text:s text:c="4"/>0 <text:s text:c="4"/>0 <text:s text:c="4"/>4 <text:s text:c="4"/>0 <text:s text:c="4"/>0 <text:s text:c="4"/>0 <text:s text:c="4"/>0 <text:s text:c="4"/>0</text:p>
      <text:p text:style-name="P18"><text:s text:c="5"/>0 <text:s text:c="4"/>0 <text:s text:c="4"/>0 <text:s text:c="4"/>0 <text:s text:c="4"/>5 <text:s text:c="4"/>0 <text:s text:c="4"/>0 <text:s text:c="4"/>0 <text:s text:c="4"/>0</text:p>
      <text:p text:style-name="P18"><text:s text:c="5"/>0 <text:s text:c="4"/>0 <text:s text:c="4"/>0 <text:s text:c="4"/>0 <text:s text:c="4"/>0 <text:s text:c="4"/>4 <text:s text:c="4"/>0 <text:s text:c="4"/>0 <text:s text:c="4"/>0</text:p>
      <text:p text:style-name="P18"><text:s text:c="5"/>0 <text:s text:c="4"/>0 <text:s text:c="4"/>0 <text:s text:c="4"/>0 <text:s text:c="4"/>0 <text:s text:c="4"/>0 <text:s text:c="4"/>3 <text:s text:c="4"/>0 <text:s text:c="4"/>0</text:p>
      <text:p text:style-name="P18"><text:s text:c="5"/>0 <text:s text:c="4"/>0 <text:s text:c="4"/>0 <text:s text:c="4"/>0 <text:s text:c="4"/>0 <text:s text:c="4"/>0 <text:s text:c="4"/>0 <text:s text:c="4"/>2 <text:s text:c="4"/>0</text:p>
      <text:p text:style-name="P18"><text:s text:c="5"/>0 <text:s text:c="4"/>0 <text:s text:c="4"/>0 <text:s text:c="4"/>0 <text:s text:c="4"/>0 <text:s text:c="4"/>0 <text:s text:c="4"/>0 <text:s text:c="4"/>0 <text:s text:c="4"/>1</text:p>
      <text:p text:style-name="P18"/>
      <text:p text:style-name="P11">c)</text:p>
      <text:p text:style-name="P18">&gt;&gt; vec=1:100</text:p>
      <text:p text:style-name="P18"/>
      <text:p text:style-name="P18">vec =</text:p>
      <text:p text:style-name="P18"/>
      <text:p text:style-name="P18"><text:s text:c="2"/>Columns 1 through 10</text:p>
      <text:p text:style-name="P18"/>
      <text:p text:style-name="P18"><text:s text:c="5"/>1 <text:s text:c="4"/>2 <text:s text:c="4"/>3 <text:s text:c="4"/>4 <text:s text:c="4"/>5 <text:s text:c="4"/>6 <text:s text:c="4"/>7 <text:s text:c="4"/>8 <text:s text:c="4"/>9 <text:s text:c="3"/>10</text:p>
      <text:p text:style-name="P18"/>
      <text:p text:style-name="P18"><text:s text:c="2"/>Columns 11 through 20</text:p>
      <text:p text:style-name="P18"/>
      <text:p text:style-name="P18"><text:s text:c="4"/>11 <text:s text:c="3"/>12 <text:s text:c="3"/>13 <text:s text:c="3"/>14 <text:s text:c="3"/>15 <text:s text:c="3"/>16 <text:s text:c="3"/>17 <text:s text:c="3"/>18 <text:s text:c="3"/>19 <text:s text:c="3"/>20</text:p>
      <text:p text:style-name="P18"/>
      <text:p text:style-name="P18"><text:s text:c="2"/>Columns 21 through 30</text:p>
      <text:p text:style-name="P18"/>
      <text:p text:style-name="P18"><text:soft-page-break/><text:s text:c="4"/>21 <text:s text:c="3"/>22 <text:s text:c="3"/>23 <text:s text:c="3"/>24 <text:s text:c="3"/>25 <text:s text:c="3"/>26 <text:s text:c="3"/>27 <text:s text:c="3"/>28 <text:s text:c="3"/>29 <text:s text:c="3"/>30</text:p>
      <text:p text:style-name="P18"/>
      <text:p text:style-name="P18"><text:s text:c="2"/>Columns 31 through 40</text:p>
      <text:p text:style-name="P18"/>
      <text:p text:style-name="P18"><text:s text:c="4"/>31 <text:s text:c="3"/>32 <text:s text:c="3"/>33 <text:s text:c="3"/>34 <text:s text:c="3"/>35 <text:s text:c="3"/>36 <text:s text:c="3"/>37 <text:s text:c="3"/>38 <text:s text:c="3"/>39 <text:s text:c="3"/>40</text:p>
      <text:p text:style-name="P18"/>
      <text:p text:style-name="P18"><text:s text:c="2"/>Columns 41 through 50</text:p>
      <text:p text:style-name="P18"/>
      <text:p text:style-name="P18"><text:s text:c="4"/>41 <text:s text:c="3"/>42 <text:s text:c="3"/>43 <text:s text:c="3"/>44 <text:s text:c="3"/>45 <text:s text:c="3"/>46 <text:s text:c="3"/>47 <text:s text:c="3"/>48 <text:s text:c="3"/>49 <text:s text:c="3"/>50</text:p>
      <text:p text:style-name="P18"/>
      <text:p text:style-name="P18"><text:s text:c="2"/>Columns 51 through 60</text:p>
      <text:p text:style-name="P18"/>
      <text:p text:style-name="P18"><text:s text:c="4"/>51 <text:s text:c="3"/>52 <text:s text:c="3"/>53 <text:s text:c="3"/>54 <text:s text:c="3"/>55 <text:s text:c="3"/>56 <text:s text:c="3"/>57 <text:s text:c="3"/>58 <text:s text:c="3"/>59 <text:s text:c="3"/>60</text:p>
      <text:p text:style-name="P18"/>
      <text:p text:style-name="P18"><text:s text:c="2"/>Columns 61 through 70</text:p>
      <text:p text:style-name="P18"/>
      <text:p text:style-name="P18"><text:s text:c="4"/>61 <text:s text:c="3"/>62 <text:s text:c="3"/>63 <text:s text:c="3"/>64 <text:s text:c="3"/>65 <text:s text:c="3"/>66 <text:s text:c="3"/>67 <text:s text:c="3"/>68 <text:s text:c="3"/>69 <text:s text:c="3"/>70</text:p>
      <text:p text:style-name="P18"/>
      <text:p text:style-name="P18"><text:s text:c="2"/>Columns 71 through 80</text:p>
      <text:p text:style-name="P18"/>
      <text:p text:style-name="P18"><text:s text:c="4"/>71 <text:s text:c="3"/>72 <text:s text:c="3"/>73 <text:s text:c="3"/>74 <text:s text:c="3"/>75 <text:s text:c="3"/>76 <text:s text:c="3"/>77 <text:s text:c="3"/>78 <text:s text:c="3"/>79 <text:s text:c="3"/>80</text:p>
      <text:p text:style-name="P18"/>
      <text:p text:style-name="P18"><text:s text:c="2"/>Columns 81 through 90</text:p>
      <text:p text:style-name="P18"/>
      <text:p text:style-name="P18"><text:s text:c="4"/>81 <text:s text:c="3"/>82 <text:s text:c="3"/>83 <text:s text:c="3"/>84 <text:s text:c="3"/>85 <text:s text:c="3"/>86 <text:s text:c="3"/>87 <text:s text:c="3"/>88 <text:s text:c="3"/>89 <text:s text:c="3"/>90</text:p>
      <text:p text:style-name="P18"/>
      <text:p text:style-name="P18"><text:s text:c="2"/>Columns 91 through 100</text:p>
      <text:p text:style-name="P18"/>
      <text:p text:style-name="P18"><text:s text:c="4"/>91 <text:s text:c="3"/>92 <text:s text:c="3"/>93 <text:s text:c="3"/>94 <text:s text:c="3"/>95 <text:s text:c="3"/>96 <text:s text:c="3"/>97 <text:s text:c="3"/>98 <text:s text:c="3"/>99 <text:s text:c="2"/>100</text:p>
      <text:p text:style-name="P18"/>
      <text:p text:style-name="P18">&gt;&gt; cMat = reshape(vec,[10,10])</text:p>
      <text:p text:style-name="P18"/>
      <text:p text:style-name="P18">cMat =</text:p>
      <text:p text:style-name="P18"/>
      <text:p text:style-name="P18"><text:s text:c="5"/>1 <text:s text:c="3"/>11 <text:s text:c="3"/>21 <text:s text:c="3"/>31 <text:s text:c="3"/>41 <text:s text:c="3"/>51 <text:s text:c="3"/>61 <text:s text:c="3"/>71 <text:s text:c="3"/>81 <text:s text:c="3"/>91</text:p>
      <text:p text:style-name="P18"><text:s text:c="5"/>2 <text:s text:c="3"/>12 <text:s text:c="3"/>22 <text:s text:c="3"/>32 <text:s text:c="3"/>42 <text:s text:c="3"/>52 <text:s text:c="3"/>62 <text:s text:c="3"/>72 <text:s text:c="3"/>82 <text:s text:c="3"/>92</text:p>
      <text:p text:style-name="P18"><text:s text:c="5"/>3 <text:s text:c="3"/>13 <text:s text:c="3"/>23 <text:s text:c="3"/>33 <text:s text:c="3"/>43 <text:s text:c="3"/>53 <text:s text:c="3"/>63 <text:s text:c="3"/>73 <text:s text:c="3"/>83 <text:s text:c="3"/>93</text:p>
      <text:p text:style-name="P18"><text:s text:c="5"/>4 <text:s text:c="3"/>14 <text:s text:c="3"/>24 <text:s text:c="3"/>34 <text:s text:c="3"/>44 <text:s text:c="3"/>54 <text:s text:c="3"/>64 <text:s text:c="3"/>74 <text:s text:c="3"/>84 <text:s text:c="3"/>94</text:p>
      <text:p text:style-name="P18"><text:s text:c="5"/>5 <text:s text:c="3"/>15 <text:s text:c="3"/>25 <text:s text:c="3"/>35 <text:s text:c="3"/>45 <text:s text:c="3"/>55 <text:s text:c="3"/>65 <text:s text:c="3"/>75 <text:s text:c="3"/>85 <text:s text:c="3"/>95</text:p>
      <text:p text:style-name="P18"><text:s text:c="5"/>6 <text:s text:c="3"/>16 <text:s text:c="3"/>26 <text:s text:c="3"/>36 <text:s text:c="3"/>46 <text:s text:c="3"/>56 <text:s text:c="3"/>66 <text:s text:c="3"/>76 <text:s text:c="3"/>86 <text:s text:c="3"/>96</text:p>
      <text:p text:style-name="P18"><text:s text:c="5"/>7 <text:s text:c="3"/>17 <text:s text:c="3"/>27 <text:s text:c="3"/>37 <text:s text:c="3"/>47 <text:s text:c="3"/>57 <text:s text:c="3"/>67 <text:s text:c="3"/>77 <text:s text:c="3"/>87 <text:s text:c="3"/>97</text:p>
      <text:p text:style-name="P18"><text:s text:c="5"/>8 <text:s text:c="3"/>18 <text:s text:c="3"/>28 <text:s text:c="3"/>38 <text:s text:c="3"/>48 <text:s text:c="3"/>58 <text:s text:c="3"/>68 <text:s text:c="3"/>78 <text:s text:c="3"/>88 <text:s text:c="3"/>98</text:p>
      <text:p text:style-name="P18"><text:s text:c="5"/>9 <text:s text:c="3"/>19 <text:s text:c="3"/>29 <text:s text:c="3"/>39 <text:s text:c="3"/>49 <text:s text:c="3"/>59 <text:s text:c="3"/>69 <text:s text:c="3"/>79 <text:s text:c="3"/>89 <text:s text:c="3"/>99</text:p>
      <text:p text:style-name="P18"><text:s text:c="4"/>10 <text:s text:c="3"/>20 <text:s text:c="3"/>30 <text:s text:c="3"/>40 <text:s text:c="3"/>50 <text:s text:c="3"/>60 <text:s text:c="3"/>70 <text:s text:c="3"/>80 <text:s text:c="3"/>90 <text:s text:c="2"/>100</text:p>
      <text:p text:style-name="P11">d)</text:p>
      <text:p text:style-name="P18">&gt;&gt; dMat=nan(3,4)</text:p>
      <text:p text:style-name="P18"/>
      <text:p text:style-name="P18">dMat =</text:p>
      <text:p text:style-name="P18"/>
      <text:p text:style-name="P18"><text:s text:c="3"/>NaN <text:s text:c="2"/>NaN <text:s text:c="2"/>NaN <text:s text:c="2"/>NaN</text:p>
      <text:p text:style-name="P18"><text:s text:c="3"/>NaN <text:s text:c="2"/>NaN <text:s text:c="2"/>NaN <text:s text:c="2"/>NaN</text:p>
      <text:p text:style-name="P18"><text:s text:c="3"/>NaN <text:s text:c="2"/>NaN <text:s text:c="2"/>NaN <text:s text:c="2"/>NaN</text:p>
      <text:p text:style-name="P11"><text:soft-page-break/>e)</text:p>
      <text:p text:style-name="P18">&gt;&gt; eMat=[13 -1 5;-22 10 -87]</text:p>
      <text:p text:style-name="P18"/>
      <text:p text:style-name="P18">eMat =</text:p>
      <text:p text:style-name="P18"/>
      <text:p text:style-name="P18"><text:s text:c="4"/>13 <text:s text:c="3"/>-1 <text:s text:c="4"/>5</text:p>
      <text:p text:style-name="P18"><text:s text:c="3"/>-22 <text:s text:c="3"/>10 <text:s text:c="2"/>-87</text:p>
      <text:p text:style-name="P18"/>
      <text:p text:style-name="P11">f)</text:p>
      <text:p text:style-name="P18">&gt;&gt; fMat=randi([-3,3],5,3)</text:p>
      <text:p text:style-name="P18"/>
      <text:p text:style-name="P18">fMat =</text:p>
      <text:p text:style-name="P18"/>
      <text:p text:style-name="P18"><text:s text:c="5"/>2 <text:s text:c="3"/>-3 <text:s text:c="3"/>-2</text:p>
      <text:p text:style-name="P18"><text:s text:c="5"/>3 <text:s text:c="3"/>-2 <text:s text:c="4"/>3</text:p>
      <text:p text:style-name="P18"><text:s text:c="4"/>-3 <text:s text:c="4"/>0 <text:s text:c="4"/>3</text:p>
      <text:p text:style-name="P18"><text:s text:c="5"/>3 <text:s text:c="4"/>3 <text:s text:c="4"/>0</text:p>
      <text:p text:style-name="P18"><text:s text:c="5"/>1 <text:s text:c="4"/>3 <text:s text:c="4"/>2</text:p>
      <text:p text:style-name="P18"/>
      <text:p text:style-name="P12">4.Scalar equations</text:p>
      <text:p text:style-name="P12">a)</text:p>
      <text:p text:style-name="P12">b)</text:p>
      <text:p text:style-name="P12">c)</text:p>
      <text:p text:style-name="P12"/>
      <text:p text:style-name="P12">6.Common functions and indexing</text:p>
      <text:p text:style-name="P12">a)</text:p>
      <text:p text:style-name="P19">&gt;&gt; cSum=sum(cMat)</text:p>
      <text:p text:style-name="P19"/>
      <text:p text:style-name="P19">cSum =</text:p>
      <text:p text:style-name="P19"/>
      <text:p text:style-name="P19"><text:s text:c="4"/>55 <text:s text:c="2"/>155 <text:s text:c="2"/>255 <text:s text:c="2"/>355 <text:s text:c="2"/>455 <text:s text:c="2"/>555 <text:s text:c="2"/>655 <text:s text:c="2"/>755 <text:s text:c="2"/>855 <text:s text:c="2"/>955</text:p>
      <text:p text:style-name="P12">b)</text:p>
      <text:p text:style-name="P19">&gt;&gt; eMean=mean(eMat,2)</text:p>
      <text:p text:style-name="P19"/>
      <text:p text:style-name="P19">eMean =</text:p>
      <text:p text:style-name="P19"/>
      <text:p text:style-name="P19"><text:s text:c="4"/>5.6667</text:p>
      <text:p text:style-name="P19"><text:s text:c="2"/>-33.0000</text:p>
      <text:p text:style-name="P12">c)</text:p>
      <text:p text:style-name="P19">&gt;&gt; eMat(1,1:3)=1</text:p>
      <text:p text:style-name="P19"/>
      <text:p text:style-name="P19">eMat =</text:p>
      <text:p text:style-name="P19"/>
      <text:p text:style-name="P19"><text:s text:c="5"/>1 <text:s text:c="4"/>1 <text:s text:c="4"/>1</text:p>
      <text:p text:style-name="P19"><text:s text:c="3"/>-22 <text:s text:c="3"/>10 <text:s text:c="2"/>-87</text:p>
      <text:p text:style-name="P12">d)</text:p>
      <text:p text:style-name="P19">&gt;&gt; cMat=reshape(1:100,10,10)</text:p>
      <text:p text:style-name="P19"/>
      <text:p text:style-name="P19">cMat =</text:p>
      <text:p text:style-name="P19"/>
      <text:p text:style-name="P19"><text:s text:c="5"/>1 <text:s text:c="3"/>11 <text:s text:c="3"/>21 <text:s text:c="3"/>31 <text:s text:c="3"/>41 <text:s text:c="3"/>51 <text:s text:c="3"/>61 <text:s text:c="3"/>71 <text:s text:c="3"/>81 <text:s text:c="3"/>91</text:p>
      <text:p text:style-name="P19"><text:s text:c="5"/>2 <text:s text:c="3"/>12 <text:s text:c="3"/>22 <text:s text:c="3"/>32 <text:s text:c="3"/>42 <text:s text:c="3"/>52 <text:s text:c="3"/>62 <text:s text:c="3"/>72 <text:s text:c="3"/>82 <text:s text:c="3"/>92</text:p>
      <text:p text:style-name="P19"><text:soft-page-break/><text:s text:c="5"/>3 <text:s text:c="3"/>13 <text:s text:c="3"/>23 <text:s text:c="3"/>33 <text:s text:c="3"/>43 <text:s text:c="3"/>53 <text:s text:c="3"/>63 <text:s text:c="3"/>73 <text:s text:c="3"/>83 <text:s text:c="3"/>93</text:p>
      <text:p text:style-name="P19"><text:s text:c="5"/>4 <text:s text:c="3"/>14 <text:s text:c="3"/>24 <text:s text:c="3"/>34 <text:s text:c="3"/>44 <text:s text:c="3"/>54 <text:s text:c="3"/>64 <text:s text:c="3"/>74 <text:s text:c="3"/>84 <text:s text:c="3"/>94</text:p>
      <text:p text:style-name="P19"><text:s text:c="5"/>5 <text:s text:c="3"/>15 <text:s text:c="3"/>25 <text:s text:c="3"/>35 <text:s text:c="3"/>45 <text:s text:c="3"/>55 <text:s text:c="3"/>65 <text:s text:c="3"/>75 <text:s text:c="3"/>85 <text:s text:c="3"/>95</text:p>
      <text:p text:style-name="P19"><text:s text:c="5"/>6 <text:s text:c="3"/>16 <text:s text:c="3"/>26 <text:s text:c="3"/>36 <text:s text:c="3"/>46 <text:s text:c="3"/>56 <text:s text:c="3"/>66 <text:s text:c="3"/>76 <text:s text:c="3"/>86 <text:s text:c="3"/>96</text:p>
      <text:p text:style-name="P19"><text:s text:c="5"/>7 <text:s text:c="3"/>17 <text:s text:c="3"/>27 <text:s text:c="3"/>37 <text:s text:c="3"/>47 <text:s text:c="3"/>57 <text:s text:c="3"/>67 <text:s text:c="3"/>77 <text:s text:c="3"/>87 <text:s text:c="3"/>97</text:p>
      <text:p text:style-name="P19"><text:s text:c="5"/>8 <text:s text:c="3"/>18 <text:s text:c="3"/>28 <text:s text:c="3"/>38 <text:s text:c="3"/>48 <text:s text:c="3"/>58 <text:s text:c="3"/>68 <text:s text:c="3"/>78 <text:s text:c="3"/>88 <text:s text:c="3"/>98</text:p>
      <text:p text:style-name="P19"><text:s text:c="5"/>9 <text:s text:c="3"/>19 <text:s text:c="3"/>29 <text:s text:c="3"/>39 <text:s text:c="3"/>49 <text:s text:c="3"/>59 <text:s text:c="3"/>69 <text:s text:c="3"/>79 <text:s text:c="3"/>89 <text:s text:c="3"/>99</text:p>
      <text:p text:style-name="P19"><text:s text:c="4"/>10 <text:s text:c="3"/>20 <text:s text:c="3"/>30 <text:s text:c="3"/>40 <text:s text:c="3"/>50 <text:s text:c="3"/>60 <text:s text:c="3"/>70 <text:s text:c="3"/>80 <text:s text:c="3"/>90 <text:s text:c="2"/>100</text:p>
      <text:p text:style-name="P19"/>
      <text:p text:style-name="P19">&gt;&gt; rows=[2 9]</text:p>
      <text:p text:style-name="P19"/>
      <text:p text:style-name="P19">rows =</text:p>
      <text:p text:style-name="P19"/>
      <text:p text:style-name="P19"><text:s text:c="5"/>2 <text:s text:c="4"/>9</text:p>
      <text:p text:style-name="P19"/>
      <text:p text:style-name="P19">&gt;&gt; columns=[2 9]</text:p>
      <text:p text:style-name="P19"/>
      <text:p text:style-name="P19">columns =</text:p>
      <text:p text:style-name="P19"/>
      <text:p text:style-name="P19"><text:s text:c="5"/>2 <text:s text:c="4"/>9</text:p>
      <text:p text:style-name="P19"/>
      <text:p text:style-name="P19">&gt;&gt; cSub=cMat(rows,columns)</text:p>
      <text:p text:style-name="P19"/>
      <text:p text:style-name="P19">cSub =</text:p>
      <text:p text:style-name="P19"/>
      <text:p text:style-name="P19"><text:s text:c="4"/>12 <text:s text:c="3"/>82</text:p>
      <text:p text:style-name="P19"><text:s text:c="4"/>19 <text:s text:c="3"/>89</text:p>
      <text:p text:style-name="P12">e)</text:p>
      <text:p text:style-name="P19">&gt;&gt; lin=1:20</text:p>
      <text:p text:style-name="P19"/>
      <text:p text:style-name="P19">lin =</text:p>
      <text:p text:style-name="P19"/>
      <text:p text:style-name="P19"><text:s text:c="2"/>Columns 1 through 10</text:p>
      <text:p text:style-name="P19"/>
      <text:p text:style-name="P19"><text:s text:c="5"/>1 <text:s text:c="4"/>2 <text:s text:c="4"/>3 <text:s text:c="4"/>4 <text:s text:c="4"/>5 <text:s text:c="4"/>6 <text:s text:c="4"/>7 <text:s text:c="4"/>8 <text:s text:c="4"/>9 <text:s text:c="3"/>10</text:p>
      <text:p text:style-name="P19"/>
      <text:p text:style-name="P19"><text:s text:c="2"/>Columns 11 through 20</text:p>
      <text:p text:style-name="P19"/>
      <text:p text:style-name="P19"><text:s text:c="4"/>11 <text:s text:c="3"/>12 <text:s text:c="3"/>13 <text:s text:c="3"/>14 <text:s text:c="3"/>15 <text:s text:c="3"/>16 <text:s text:c="3"/>17 <text:s text:c="3"/>18 <text:s text:c="3"/>19 <text:s text:c="3"/>20</text:p>
      <text:p text:style-name="P19"/>
      <text:p text:style-name="P19">&gt;&gt; lin(2:2:end)=-lin(2:2:end)</text:p>
      <text:p text:style-name="P19"/>
      <text:p text:style-name="P19">lin =</text:p>
      <text:p text:style-name="P19"/>
      <text:p text:style-name="P19"><text:s text:c="2"/>Columns 1 through 10</text:p>
      <text:p text:style-name="P19"/>
      <text:p text:style-name="P19"><text:s text:c="5"/>1 <text:s text:c="3"/>-2 <text:s text:c="4"/>3 <text:s text:c="3"/>-4 <text:s text:c="4"/>5 <text:s text:c="3"/>-6 <text:s text:c="4"/>7 <text:s text:c="3"/>-8 <text:s text:c="4"/>9 <text:s text:c="2"/>-10</text:p>
      <text:p text:style-name="P19"/>
      <text:p text:style-name="P19"><text:s text:c="2"/>Columns 11 through 20</text:p>
      <text:p text:style-name="P19"/>
      <text:p text:style-name="P19"><text:s text:c="4"/>11 <text:s text:c="2"/>-12 <text:s text:c="3"/>13 <text:s text:c="2"/>-14 <text:s text:c="3"/>15 <text:s text:c="2"/>-16 <text:s text:c="3"/>17 <text:s text:c="2"/>-18 <text:s text:c="3"/>19 <text:s text:c="2"/>-20</text:p>
      <text:p text:style-name="P19"/>
      <text:p text:style-name="P12"><text:soft-page-break/>f)</text:p>
      <text:p text:style-name="P19">&gt;&gt; r=rand(1,5)</text:p>
      <text:p text:style-name="P19"/>
      <text:p text:style-name="P19">r =</text:p>
      <text:p text:style-name="P19"/>
      <text:p text:style-name="P19"><text:s text:c="4"/>0.1419 <text:s text:c="3"/>0.4218 <text:s text:c="3"/>0.9157 <text:s text:c="3"/>0.7922 <text:s text:c="3"/>0.9595</text:p>
      <text:p text:style-name="P19"/>
      <text:p text:style-name="P19">&gt;&gt; index=find(r&lt;0.5)</text:p>
      <text:p text:style-name="P19"/>
      <text:p text:style-name="P19">index =</text:p>
      <text:p text:style-name="P19"/>
      <text:p text:style-name="P19"><text:s text:c="5"/>1 <text:s text:c="4"/>2</text:p>
      <text:p text:style-name="P19"/>
      <text:p text:style-name="P19">&gt;&gt; r(index)=0</text:p>
      <text:p text:style-name="P19"/>
      <text:p text:style-name="P19">r =</text:p>
      <text:p text:style-name="P19"/>
      <text:p text:style-name="P19"><text:s text:c="9"/>0 <text:s text:c="8"/>0 <text:s text:c="3"/>0.9157 <text:s text:c="3"/>0.7922 <text:s text:c="3"/>0.9595</text:p>
      <text:p text:style-name="P12"/>
      <text:p text:style-name="P12">7.Plotting multiple lines and colors</text:p>
      <text:p text:style-name="P13">a)</text:p>
      <text:p text:style-name="P13"/>
      <text:p text:style-name="P13">b)</text:p>
      <text:p text:style-name="P13">c)</text:p>
      <text:p text:style-name="P13">d)</text:p>
      <text:p text:style-name="P13">e)</text:p>
      <text:p text:style-name="P14">f)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6T12:12:41.663000000</meta:creation-date>
    <dc:date>2024-03-27T23:56:26.767000000</dc:date>
    <meta:editing-duration>PT1H42M40S</meta:editing-duration>
    <meta:editing-cycles>34</meta:editing-cycles>
    <meta:generator>LibreOffice/24.2.1.2$Windows_X86_64 LibreOffice_project/db4def46b0453cc22e2d0305797cf981b68ef5ac</meta:generator>
    <meta:document-statistic meta:table-count="0" meta:image-count="0" meta:object-count="0" meta:page-count="7" meta:paragraph-count="208" meta:word-count="935" meta:character-count="5677" meta:non-whitespace-character-count="2673"/>
  </office:meta>
</office:document-meta>
</file>